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50">
      <style:table-cell-properties fo:background-color="transparent"/>
    </style:style>
    <style:style style:name="ce29" style:family="table-cell" style:parent-style-name="Default" style:data-style-name="N2">
      <style:table-cell-properties fo:background-color="transparent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19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0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8" table:number-columns-repeated="2" table:default-cell-style-name="ce20"/>
        <table:table-column table:style-name="co10" table:default-cell-style-name="ce20"/>
        <table:table-column table:style-name="co11" table:default-cell-style-name="ce20"/>
        <table:table-column table:style-name="co4" table:number-columns-repeated="1008" table:default-cell-style-name="ce19"/>
        <table:table-column table:style-name="co12" table:number-columns-repeated="3" table:default-cell-style-name="ce19"/>
        <table:table-column table:style-name="co12" table:number-columns-repeated="3" table:default-cell-style-name="ce24"/>
        <table:table-column table:style-name="co5" table:number-columns-repeated="15361" table:default-cell-style-name="ce24"/>
        <table:table-column table:style-name="co5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I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2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1" calcext:value-type="float">
            <text:p>1.000</text:p>
          </table:table-cell>
          <table:table-cell table:style-name="ce26" office:value-type="float" office:value="0.2" calcext:value-type="float">
            <text:p>0.200</text:p>
          </table:table-cell>
          <table:table-cell table:style-name="ce26" office:value-type="float" office:value="0.05" calcext:value-type="float">
            <text:p>0.05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-0.45" calcext:value-type="float">
            <text:p>-0.450</text:p>
          </table:table-cell>
          <table:table-cell table:style-name="ce26" office:value-type="float" office:value="-0.3" calcext:value-type="float">
            <text:p>-0.3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-1" calcext:value-type="float">
            <text:p>-1.000</text:p>
          </table:table-cell>
          <table:table-cell table:number-columns-repeated="2" table:style-name="ce26" office:value-type="float" office:value="0.25" calcext:value-type="float">
            <text:p>0.25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-0.55" calcext:value-type="float">
            <text:p>-0.55</text:p>
          </table:table-cell>
          <table:table-cell table:style-name="ce29" office:value-type="float" office:value="-0.7" calcext:value-type="float">
            <text:p>-0.70</text:p>
          </table:table-cell>
          <table:table-cell table:style-name="ce2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55" calcext:value-type="float">
            <text:p>0.55</text:p>
          </table:table-cell>
          <table:table-cell table:style-name="ce29" office:value-type="float" office:value="0.7" calcext:value-type="float">
            <text:p>0.7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24" table:number-columns-repeated="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9"/>
        <table:table-column table:style-name="co9" table:number-columns-repeated="5" table:default-cell-style-name="ce19"/>
        <table:table-column table:style-name="co4" table:number-columns-repeated="3" table:default-cell-style-name="ce19"/>
        <table:table-column table:style-name="co8" table:default-cell-style-name="ce19"/>
        <table:table-column table:style-name="co10" table:default-cell-style-name="ce19"/>
        <table:table-column table:style-name="co14" table:default-cell-style-name="ce19"/>
        <table:table-column table:style-name="co4" table:number-columns-repeated="1003" table:default-cell-style-name="ce19"/>
        <table:table-column table:style-name="co12" table:number-columns-repeated="7" table:default-cell-style-name="ce19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I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2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1" calcext:value-type="float">
            <text:p>1.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style-name="Default"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1" calcext:value-type="float">
            <text:p>1.00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24"/>
        <table:table-column table:style-name="co14" table:default-cell-style-name="ce24"/>
        <table:table-column table:style-name="co1" table:default-cell-style-name="ce24"/>
        <table:table-column table:style-name="co5" table:number-columns-repeated="16370" table:default-cell-style-name="ce24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I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2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6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2" table:number-columns-repeated="3"/>
          <table:table-cell table:number-columns-repeated="16370"/>
        </table:table-row>
        <table:table-row table:style-name="ro1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0"/>
        <table:table-column table:style-name="co15" table:default-cell-style-name="ce20"/>
        <table:table-column table:style-name="co9" table:number-columns-repeated="5" table:default-cell-style-name="ce20"/>
        <table:table-column table:style-name="co4" table:number-columns-repeated="3" table:default-cell-style-name="ce20"/>
        <table:table-column table:style-name="co8" table:default-cell-style-name="ce20"/>
        <table:table-column table:style-name="co10" table:default-cell-style-name="ce20"/>
        <table:table-column table:style-name="co14" table:default-cell-style-name="ce20"/>
        <table:table-column table:style-name="co4" table:default-cell-style-name="ce20"/>
        <table:table-column table:style-name="co4" table:number-columns-repeated="1001" table:default-cell-style-name="ce19"/>
        <table:table-column table:style-name="co12" table:number-columns-repeated="7" table:default-cell-style-name="ce19"/>
        <table:table-column table:style-name="co6" table:default-cell-style-name="ce19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I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37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2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0"/>
        <table:table-column table:style-name="co6" table:number-columns-repeated="984" table:default-cell-style-name="ce19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 table:formula="of:=340-52-34" office:value-type="float" office:value="254" calcext:value-type="float">
            <text:p>254</text:p>
          </table:table-cell>
          <table:table-cell table:style-name="ce20"/>
          <table:table-cell table:number-columns-repeated="16358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2" office:value-type="float" office:value="0.757575757575758" calcext:value-type="float">
            <text:p>0.757575757575758</text:p>
          </table:table-cell>
          <table:table-cell table:formula="of:=[.C3]/1.32" office:value-type="float" office:value="0.573921028466483" calcext:value-type="float">
            <text:p>0.573921028466483</text:p>
          </table:table-cell>
          <table:table-cell table:formula="of:=[.D3]/1.32" office:value-type="float" office:value="0.434788657929154" calcext:value-type="float">
            <text:p>0.434788657929154</text:p>
          </table:table-cell>
          <table:table-cell table:style-name="ce20" table:formula="of:=[.E3]/1.32" office:value-type="float" office:value="0.329385346916026" calcext:value-type="float">
            <text:p>0.329385346916026</text:p>
          </table:table-cell>
          <table:table-cell table:style-name="ce20" table:formula="of:=[.F3]/1.32" office:value-type="float" office:value="0.249534353724262" calcext:value-type="float">
            <text:p>0.249534353724262</text:p>
          </table:table-cell>
          <table:table-cell table:style-name="ce20" table:formula="of:=[.G3]/1.32" office:value-type="float" office:value="0.189041177063835" calcext:value-type="float">
            <text:p>0.189041177063835</text:p>
          </table:table-cell>
          <table:table-cell table:style-name="ce20" table:formula="of:=[.H3]/1.32" office:value-type="float" office:value="0.143213012927147" calcext:value-type="float">
            <text:p>0.143213012927147</text:p>
          </table:table-cell>
          <table:table-cell table:style-name="ce20" table:formula="of:=[.I3]/1.32" office:value-type="float" office:value="0.108494706762991" calcext:value-type="float">
            <text:p>0.108494706762991</text:p>
          </table:table-cell>
          <table:table-cell table:style-name="ce20" table:formula="of:=[.J3]/1.32" office:value-type="float" office:value="0.0821929596689322" calcext:value-type="float">
            <text:p>0.0821929596689322</text:p>
          </table:table-cell>
          <table:table-cell table:style-name="ce20" table:formula="of:=[.K3]/1.32" office:value-type="float" office:value="0.062267393688585" calcext:value-type="float">
            <text:p>0.062267393688585</text:p>
          </table:table-cell>
          <table:table-cell table:style-name="ce20" table:formula="of:=[.L3]/1.32" office:value-type="float" office:value="0.0471722679458977" calcext:value-type="float">
            <text:p>0.0471722679458977</text:p>
          </table:table-cell>
          <table:table-cell table:style-name="ce20" table:formula="of:=[.M3]/1.32" office:value-type="float" office:value="0.0357365666256801" calcext:value-type="float">
            <text:p>0.0357365666256801</text:p>
          </table:table-cell>
          <table:table-cell table:style-name="ce20" table:formula="of:=[.N3]/1.32" office:value-type="float" office:value="0.0270731565346061" calcext:value-type="float">
            <text:p>0.0270731565346061</text:p>
          </table:table-cell>
          <table:table-cell table:style-name="ce20" table:formula="of:=[.O3]/1.32" office:value-type="float" office:value="0.0205099670716713" calcext:value-type="float">
            <text:p>0.0205099670716713</text:p>
          </table:table-cell>
          <table:table-cell table:style-name="ce20" table:formula="of:=[.P3]/1.32" office:value-type="float" office:value="0.0155378538421752" calcext:value-type="float">
            <text:p>0.0155378538421752</text:p>
          </table:table-cell>
          <table:table-cell table:style-name="ce20" table:formula="of:=[.Q3]/1.32" office:value-type="float" office:value="0.0117711013955873" calcext:value-type="float">
            <text:p>0.0117711013955873</text:p>
          </table:table-cell>
          <table:table-cell table:style-name="ce20" table:formula="of:=[.R3]/1.32" office:value-type="float" office:value="0.0089175010572631" calcext:value-type="float">
            <text:p>0.0089175010572631</text:p>
          </table:table-cell>
          <table:table-cell table:style-name="ce20" table:formula="of:=[.S3]/1.32" office:value-type="float" office:value="0.00675568261913871" calcext:value-type="float">
            <text:p>0.00675568261913871</text:p>
          </table:table-cell>
          <table:table-cell table:style-name="ce20" table:formula="of:=[.T3]/1.32" office:value-type="float" office:value="0.00511794137813539" calcext:value-type="float">
            <text:p>0.00511794137813539</text:p>
          </table:table-cell>
          <table:table-cell table:style-name="ce20" table:formula="of:=[.U3]/1.32" office:value-type="float" office:value="0.00387722831676923" calcext:value-type="float">
            <text:p>0.00387722831676923</text:p>
          </table:table-cell>
          <table:table-cell table:style-name="ce20" table:formula="of:=[.V3]/1.32" office:value-type="float" office:value="0.00293729417937063" calcext:value-type="float">
            <text:p>0.00293729417937063</text:p>
          </table:table-cell>
          <table:table-cell table:style-name="ce20" table:formula="of:=[.W3]/1.32" office:value-type="float" office:value="0.00222522286315957" calcext:value-type="float">
            <text:p>0.00222522286315957</text:p>
          </table:table-cell>
          <table:table-cell table:style-name="ce20" table:formula="of:=[.X3]/1.32" office:value-type="float" office:value="0.00168577489633301" calcext:value-type="float">
            <text:p>0.0016857748963330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20" office:value-type="float" office:value="0.001" calcext:value-type="float">
            <text:p>0.001</text:p>
          </table:table-cell>
          <table:table-cell table:number-columns-repeated="16359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4"/>
        <table:table-row table:style-name="ro1">
          <table:table-cell table:style-name="ce39" office:value-type="string" calcext:value-type="string">
            <text:p>mu</text:p>
          </table:table-cell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I</text:p>
          </table:table-cell>
          <table:table-cell table:style-name="ce22" office:value-type="string" calcext:value-type="string">
            <text:p>FERM</text:p>
          </table:table-cell>
          <table:table-cell table:style-name="ce22" office:value-type="string" calcext:value-type="string">
            <text:p>RESP</text:p>
          </table:table-cell>
          <table:table-cell table:style-name="ce40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41" office:value-type="string" calcext:value-type="string">
            <text:p>E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2" office:value-type="string" calcext:value-type="string">
            <text:p>r</text:p>
          </table:table-cell>
          <table:table-cell table:style-name="ce36"/>
          <table:table-cell table:style-name="ce32" table:number-columns-repeated="2"/>
          <table:table-cell table:number-columns-repeated="16370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9" table:number-columns-repeated="3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39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39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1" office:value-type="string" calcext:value-type="string">
            <text:p>metabolite</text:p>
          </table:table-cell>
          <table:table-cell table:style-name="ce52" office:value-type="string" calcext:value-type="string">
            <text:p>mass_fraction</text:p>
          </table:table-cell>
        </table:table-row>
        <table:table-row table:style-name="ro1">
          <table:table-cell table:style-name="ce22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2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2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2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2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2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2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2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"/>
          <table:table-cell table:style-name="ce52"/>
        </table:table-row>
        <table:table-row table:style-name="ro1" table:number-rows-repeated="2">
          <table:table-cell/>
          <table:table-cell table:style-name="ce52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2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0:07:47.4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5-21T10:09:58.389000000</dc:date>
    <meta:editing-cycles>251</meta:editing-cycles>
    <meta:editing-duration>P1DT3H33M53S</meta:editing-duration>
    <meta:document-statistic meta:table-count="9" meta:cell-count="594" meta:object-count="0"/>
  </office:meta>
</office:document-meta>
</file>